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39">
            <text:p>16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82">
            <text:p>1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87">
            <text:p>438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7">
            <text:p>9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91">
            <text:p>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34">
            <text:p>1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7">
            <text:p>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virginia-coll" style:display-name="PageStyle_arrests-on-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